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resu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Brown</meta:initial-creator>
    <meta:creation-date>2023-03-07T09:22:02.89</meta:creation-date>
    <dc:date>2023-03-11T16:05:03.13</dc:date>
    <dc:creator>Tyler Brown</dc:creator>
    <meta:editing-duration>P4DT6H43M3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" meta:word-count="4" meta:character-count="16"/>
  </office:meta>
</office:document-meta>
</file>